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iberation Serif1" svg:font-family="'Liberation Serif'" style:font-pitch="variable"/>
    <style:font-face style:name="Lohit Devanagari" svg:font-family="'Lohit Devanagari'" style:font-pitch="variable"/>
    <style:font-face style:name="Pyidaungsu Book" svg:font-family="'Pyidaungsu Boo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Pyidaungsu Book" fo:font-size="13pt" officeooo:rsid="001944df" officeooo:paragraph-rsid="001944df" style:font-size-asian="13pt" style:font-name-complex="Pyidaungsu Book" style:font-size-complex="13pt"/>
    </style:style>
    <style:style style:name="P2" style:family="paragraph" style:parent-style-name="Standard">
      <style:paragraph-properties fo:text-align="justify" style:justify-single-word="false"/>
      <style:text-properties style:font-name="Pyidaungsu Book" fo:font-size="13pt" officeooo:paragraph-rsid="001e6594" style:font-size-asian="13pt" style:font-name-complex="Pyidaungsu Book" style:font-size-complex="13pt"/>
    </style:style>
    <style:style style:name="P3" style:family="paragraph" style:parent-style-name="Standard">
      <style:paragraph-properties fo:text-align="justify" style:justify-single-word="false"/>
      <style:text-properties style:font-name="Pyidaungsu Book" fo:font-size="13pt" officeooo:rsid="0030de22" officeooo:paragraph-rsid="00324b7c" style:font-size-asian="13pt" style:font-name-complex="Pyidaungsu Book" style:font-size-complex="13pt"/>
    </style:style>
    <style:style style:name="P4" style:family="paragraph" style:parent-style-name="Standard">
      <style:paragraph-properties fo:text-align="center" style:justify-single-word="false"/>
      <style:text-properties style:font-name="Pyidaungsu Book" fo:font-size="14pt" fo:font-weight="bold" officeooo:rsid="001944df" officeooo:paragraph-rsid="001944df" style:font-size-asian="14pt" style:font-weight-asian="bold" style:font-name-complex="Pyidaungsu Book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3pt" officeooo:paragraph-rsid="002b3dac" style:font-size-asian="13pt" style:font-size-complex="13pt"/>
    </style:style>
    <style:style style:name="P6" style:family="paragraph">
      <loext:graphic-properties draw:fill="none" draw:fill-color="#ffffff"/>
      <style:paragraph-properties style:writing-mode="lr-tb"/>
      <style:text-properties style:font-name="Pyidaungsu Book" fo:font-size="13pt" fo:font-weight="bold" style:font-size-asian="13pt" style:font-weight-asian="bold" style:font-name-complex="Pyidaungsu Book" style:font-size-complex="13pt" style:font-weight-complex="bold"/>
    </style:style>
    <style:style style:name="T1" style:family="text">
      <style:text-properties style:font-name="Pyidaungsu Book" officeooo:rsid="001944df" style:font-name-complex="Pyidaungsu Book"/>
    </style:style>
    <style:style style:name="T2" style:family="text">
      <style:text-properties style:font-name="Pyidaungsu Book" officeooo:rsid="00208ba8" style:font-name-complex="Pyidaungsu Book"/>
    </style:style>
    <style:style style:name="T3" style:family="text">
      <style:text-properties style:font-name="Pyidaungsu Book" officeooo:rsid="001cad40" style:font-name-complex="Pyidaungsu Book"/>
    </style:style>
    <style:style style:name="T4" style:family="text">
      <style:text-properties style:font-name="Pyidaungsu Book" officeooo:rsid="0021f254" style:font-name-complex="Pyidaungsu Book"/>
    </style:style>
    <style:style style:name="T5" style:family="text">
      <style:text-properties style:font-name="Pyidaungsu Book" officeooo:rsid="00290db0" style:font-name-complex="Pyidaungsu Book"/>
    </style:style>
    <style:style style:name="T6" style:family="text">
      <style:text-properties style:font-name="Pyidaungsu Book" officeooo:rsid="002a874f" style:font-name-complex="Pyidaungsu Book"/>
    </style:style>
    <style:style style:name="T7" style:family="text">
      <style:text-properties style:font-name="Pyidaungsu Book" officeooo:rsid="00251134" style:font-name-complex="Pyidaungsu Book"/>
    </style:style>
    <style:style style:name="T8" style:family="text">
      <style:text-properties style:font-name="Pyidaungsu Book" officeooo:rsid="002b3dac" style:font-name-complex="Pyidaungsu Book"/>
    </style:style>
    <style:style style:name="T9" style:family="text">
      <style:text-properties style:font-name="Pyidaungsu Book" officeooo:rsid="002b75d7" style:font-name-complex="Pyidaungsu Book"/>
    </style:style>
    <style:style style:name="T10" style:family="text">
      <style:text-properties style:font-name="Pyidaungsu Book" officeooo:rsid="002ed998" style:font-name-complex="Pyidaungsu Book"/>
    </style:style>
    <style:style style:name="T11" style:family="text">
      <style:text-properties style:font-name="Pyidaungsu Book" officeooo:rsid="002fc5d7" style:font-name-complex="Pyidaungsu Book"/>
    </style:style>
    <style:style style:name="T12" style:family="text">
      <style:text-properties style:font-name="Pyidaungsu Book" officeooo:rsid="0030de22" style:font-name-complex="Pyidaungsu Book"/>
    </style:style>
    <style:style style:name="T13" style:family="text">
      <style:text-properties style:font-name="Pyidaungsu Book" officeooo:rsid="0030fa6e" style:font-name-complex="Pyidaungsu Book"/>
    </style:style>
    <style:style style:name="T14" style:family="text">
      <style:text-properties style:font-name="Pyidaungsu Book" officeooo:rsid="0035fcec" style:font-name-complex="Pyidaungsu Book"/>
    </style:style>
    <style:style style:name="T15" style:family="text">
      <style:text-properties style:font-name="Pyidaungsu Book" officeooo:rsid="00384c37" style:font-name-complex="Pyidaungsu Book"/>
    </style:style>
    <style:style style:name="T16" style:family="text">
      <style:text-properties style:font-name="Pyidaungsu Book" officeooo:rsid="00363a53" style:font-name-complex="Pyidaungsu Book"/>
    </style:style>
    <style:style style:name="T17" style:family="text">
      <style:text-properties style:font-name="Pyidaungsu Book" officeooo:rsid="003ad091" style:font-name-complex="Pyidaungsu Book"/>
    </style:style>
    <style:style style:name="T18" style:family="text">
      <style:text-properties style:font-name="Pyidaungsu Book" officeooo:rsid="0037daf4" style:font-name-complex="Pyidaungsu Book"/>
    </style:style>
    <style:style style:name="T19" style:family="text">
      <style:text-properties style:font-name="Pyidaungsu Book" officeooo:rsid="00324b7c" style:font-name-complex="Pyidaungsu Book"/>
    </style:style>
    <style:style style:name="T20" style:family="text">
      <style:text-properties style:font-name="Pyidaungsu Book" officeooo:rsid="0033ce68" style:font-name-complex="Pyidaungsu Book"/>
    </style:style>
    <style:style style:name="T21" style:family="text">
      <style:text-properties style:font-name="Pyidaungsu Book" officeooo:rsid="003451f4" style:font-name-complex="Pyidaungsu Book"/>
    </style:style>
    <style:style style:name="T22" style:family="text">
      <style:text-properties style:font-name="Pyidaungsu Book" officeooo:rsid="0039e35a" style:font-name-complex="Pyidaungsu Book"/>
    </style:style>
    <style:style style:name="T23" style:family="text">
      <style:text-properties style:font-name="Pyidaungsu Book" officeooo:rsid="003b03f4" style:font-name-complex="Pyidaungsu Book"/>
    </style:style>
    <style:style style:name="T24" style:family="text">
      <style:text-properties officeooo:rsid="001acc9c"/>
    </style:style>
    <style:style style:name="T25" style:family="text">
      <style:text-properties officeooo:rsid="001cad40"/>
    </style:style>
    <style:style style:name="T26" style:family="text">
      <style:text-properties officeooo:rsid="001dbbac"/>
    </style:style>
    <style:style style:name="T27" style:family="text">
      <style:text-properties officeooo:rsid="002b69ce"/>
    </style:style>
    <style:style style:name="T28" style:family="text">
      <style:text-properties officeooo:rsid="001e6594"/>
    </style:style>
    <style:style style:name="T29" style:family="text">
      <style:text-properties officeooo:rsid="001fde4f"/>
    </style:style>
    <style:style style:name="T30" style:family="text">
      <style:text-properties officeooo:rsid="00208ba8"/>
    </style:style>
    <style:style style:name="T31" style:family="text">
      <style:text-properties style:font-name="Pyidaungsu Book" fo:font-size="13pt" fo:font-weight="bold" style:font-size-asian="13pt" style:font-weight-asian="bold" style:font-name-complex="Pyidaungsu Book" style:font-size-complex="13pt" style:font-weight-complex="bold"/>
    </style:style>
    <style:style style:name="gr1" style:family="graphic">
      <style:graphic-properties draw:stroke="none" svg:stroke-color="#000000" draw:fill="none" draw:fill-color="#ffffff" fo:min-height="0.563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text:anchor-type="paragraph" draw:z-index="0" draw:name="Shape1" draw:style-name="gr1" draw:text-style-name="P6" svg:width="1.8197in" svg:height="0.5634in" svg:x="-0.1665in" svg:y="-0.5291in"><draw:text-box><text:p><text:span text:style-name="T31">မောင်သူရလင်းထွဋ်</text:span></text:p><text:p><text:span text:style-name="T31">First Year</text:span></text:p></draw:text-box></draw:frame>ကျွန်ုပ်၏ရည်မှန်းချက်</text:p>
      <text:p text:style-name="P1"/>
      <text:p text:style-name="P2"><text:tab/>လူသားတိုင်းတွင် <text:span text:style-name="T24">မတူကွဲပြားသော </text:span>ရည်မှန်းချက်ကိုယ်စီရှိကြပါသည်။ <text:span text:style-name="T24">ရည်မှန်းချက်မရှိသော သူသည် အမှောင်ထဲတွင်လမ်းပျောက်နေသော သူနှင့်တူပါသည်။ အောင်မြင်နေသော သူတိုင်းတွင် မြင့်မားသော ရည်မှန်းချက်ကိုယ်စီရှိကြသည်။ </text:span><text:span text:style-name="T25">ထို့ကြောင့် လူသားတိုင်းအတွက် ရည်မှန်းချက်</text:span><text:span text:style-name="T26">ထားရှိခြင်း</text:span><text:span text:style-name="T25">သည် အရေးကြီးပါသည်။</text:span><text:span text:style-name="T24"> </text:span><text:span text:style-name="T25">တချို့လူငယ်များက အင်ဂျင်နီယာများ၊ ဆရာဝန်များ၊ <text:s/>ကျောင်းဆရာ၊ ဆရာမများ </text:span><text:span text:style-name="T26">စသည့်ဝါသနာမျိုးစုံ ဖြင့်ရည်မှန်းချက်ထားကြသည်။ တချို့က ဘီလီ</text:span><text:span text:style-name="T27">ယျံ</text:span><text:span text:style-name="T26">နာများ၊ စီးပွားရေးလုပ်ငန်းရှင်ကြီးများ၊ ကုမ္ပဏီပိုင်ရှင်ကြီးများဖြစ်ချင်ကြသည်။ ထို့နည်းအတူ ကျွန်တော်၏ အဓိကရည်မှန်းချက်လည်းရှိပါသည်။ ကျွန်တော်၏ </text:span><text:span text:style-name="T28">အဓိကရည်မှန်းချက်ကတော့ <text:s/></text:span><text:span text:style-name="T29">ကွန်ပျူတာ</text:span><text:span text:style-name="T28">ဆော့ဝဲလ် အင်ဂျင်နီယာတစ်ယောက်ဖြစ်</text:span><text:span text:style-name="T29">ပါသည်</text:span><text:span text:style-name="T28">။ </text:span><text:span text:style-name="T29">ကျွန်တော်သည် Software Eng</text:span><text:span text:style-name="T30">ineer အပြင် Software Company တစ်ခု၏ Founder and C.E.O တစ်ယောက်လည်းဖြစ်ချင်ပါသည်။</text:span></text:p>
      <text:p text:style-name="P5"><text:span text:style-name="T1"><text:tab/></text:span><text:span text:style-name="T2">ရ</text:span><text:span text:style-name="T3">ည်မှန်းချက်တစ်ခုထားရှိခြင်းသည် မိမိလုပ်သင့်သည်နှင့် မလုပ်သင့်သည်ကို ပို၍ သိမြင်လာနိုင်သည်</text:span><text:span text:style-name="T4">။ </text:span><text:span text:style-name="T3">မိမိလုပ်သင့်သည် အရာကိုလည်း ပို၍ အာရုံစူးစိုက်လာနိုင်မည်ဖြစ်သည်။ </text:span><text:span text:style-name="T5">ကျွန်တော်၏ ငယ်စဉ်အချိန်တွင် ကျွန်တော်၏ရည်မှန်းချက်များသည် ရေရေရာရာမရှိခဲ့ပါ။</text:span><text:span text:style-name="T6"> လူကြီး</text:span><text:span text:style-name="T5"> မိဘ၊ ဆရာများပြောကြသည့် "ဆရာဝန်ကြီးတွေ၊ အင်ဂျင်နီယာကြီးတွေသာ ဖြစ်အောင်လုပ် <text:s text:c="8"/>ဆိုသည့်</text:span><text:span text:style-name="T7">" <text:s/></text:span><text:span text:style-name="T6">ပြောရိုးပြောစဉ်ရှိသည့် ရည်မှန်းချက်များသာ ကျွန်တော်တို့၏ အတွေးထဲ၌ ရှိနေသည်။ ကျွန်တော်သည် ငယ်စဉ်ကပင် ကွန်ပျူတာနှင့် ရင်နှီးကျွမ်းဝင်ခဲ့ပါသည်။ ကွန်ပျူတာရှေ့ထိုင်လိုက်သည်နှင့် ကျွန်တော်၌ စွမ်းအားများရရှိလာသည်ဟုပင်ထင်ရပါသည်။ </text:span><text:span text:style-name="T8">ကျွန်တော် အသက် (၁၄) နှစ်တွင် ကွန်ပျူတာ၌ ပရိုဂရမ်ရေးနည်းများကို စတင်လေ့လာခဲ့ပါသည်။ ကျောင်းတွင်လည်း ကွန်ပျူတာ ပြိုင်ပွဲများကို ဝင်ရောက်ယှဉ်ပြိုင်ခဲ့ပါသည်။ ထို့နောက် ၂၀၁၉ သို့ ရောက်သောအခါတွင် National ICT Awards တွင် ဝင်ရောက်ယှဉ်ပြိုင်ခွင့်ရခဲ့ပြီး၊ တိုင်းအဆင့်တွင် ပထမ ၊ တစ်နိုင်ငံလုံးတွင် ဒုတိယဆုရရှိခဲ့ပါသည်။ ထိုအချိန်မှစ၍ ကျွန်တော်၏ ရည်မှန်းချက်သည် ကွန်ပျူတာ ပညာရှင်တစ်ယောက်ဖြစ်ချင်သည်ကို ပို၍ သိမြင်လာသည်။</text:span></text:p>
      <text:p text:style-name="P5"><text:span text:style-name="T8"><text:tab/></text:span><text:span text:style-name="T9">ကျွန်တော်တို့၏ လူ</text:span><text:span text:style-name="T10">့</text:span><text:span text:style-name="T9">ပတ်ဝန်းကျင်၌ ဆရာဝန်နှင့် နည်းပညာရှင် မည်သူကပို၍ အရေးကြီးသလဲလို့မေးလျှင် ဆရာဝန်များလို့သာဖြေကြပါလိမ့်မည်။ ကျွန်တော်တို့၏ ဝေးနေသောမိတ်ဆွေ အပေါင်းအသင်းများကို </text:span><text:span text:style-name="T10">ဆက်သွယ်နိုင်အောင်လုပ်ပေးသူများသည် နည်းပညာရှင်များဖြစ်ကြသည်။ သတင်းနှင့် အချက်အလက်များကို အချိန်နှင့်တပြေးညီ သိရှိအောင်ဆောင်ရွက်ပေးသူမှာလည်းနည်းပညာရှင်မျာ</text:span><text:span text:style-name="T11">းဖြစ်သည်</text:span><text:span text:style-name="T12">။ စက္ကန့်မလပ် တစ်ကမ္ဘာလုံးကို ချိတ်ဆက်ပေးနေသူများမှာ နည်းပညာရှင်များသာ ဖြစ်ကြပါသည်။ </text:span><text:span text:style-name="T13">နည်းပညာရှင်များကြောင့်သာလျှင် ကျွန်ုပ်တို့၏ လူနေမှုအဆင့်အတန်းကို ခေတ်အမှီအောင် ဆောင်ရွက်နိုင်ခြင်းဖြစ်သည်။ ထို့ကြောင့် နိုင်ငံတစ်ခုတွင် နည်းပညာ ရှင်များသည် အလွန်အရေးပါလှသည်။</text:span></text:p>
      <text:p text:style-name="P5"><text:span text:style-name="T13"><text:tab/></text:span><text:span text:style-name="T14">ကျွန်တော် သဘောကျ နှစ်သက်သော Computer Software </text:span><text:span text:style-name="T15">Engineer</text:span><text:span text:style-name="T14"> တစ်ယောက်လည်းရှိသည်။ ထိုသူမှာ အခြားမဟုတ် ကျွန်တော်တို့ တစ်ကမ္ဘာလုံး၏ စီးပွားရေး လူမူရေးများကို ချိတ်ဆက်နိုင်အောင်ပြုလုပ်ပေးသည့် Facebook (Meta) ကို တည်ထောင်ခဲ့သူ Mark Zuckerberg ဆိုသူဖြစ်သည်။ <text:s/>သူသည် 2004 ခု</text:span><text:span text:style-name="T16">နှ</text:span><text:span text:style-name="T14">စ်မှစ၍ </text:span><text:span text:style-name="T16">ကျောင်းတစ်ကျောင်းအတွက်</text:span><text:span text:style-name="T14"> </text:span><text:span text:style-name="T16">Facebook ကို စတင်တည်ထောင်ခဲ့ပြီး ယခုအချိန်တွင် တစ်ကမ္ဘာလုံးအတွက် အသုံးဝင်သော Network တစ်ခုဖြစ်လာခဲ့</text:span><text:soft-page-break/><text:span text:style-name="T16">သည်။ နောက်ထပ်သဘောကျသော စီးပွားရေး (သို့) နည်းပညာရှင် တစ်ယောက်လည်းရှိသည် ထိုသူမှာ Mars ဂြိုလ်</text:span><text:span text:style-name="T17">သို့</text:span><text:span text:style-name="T16"> ပထမဆုံး လူသားများကိုရောက်အောင်ပို့နိုင်ခဲ့သည့် Space X ကုမ္ပဏီ၏ တည်ထောင်သူ Elon Musk ဆိုသူဖြစ်သည်။ သူ၏ ပိုင်ဆိုင်မှုမှာ Space X ကုမ္ပဏီ တစ်ခုမက အခြား Software နည်းပညာနှင့်သက်ဆိုင်သည့် Twitter, </text:span><text:span text:style-name="T15">Star Link</text:span><text:span text:style-name="T16">, Tesla (လျှပ်စစ်ကား) , </text:span><text:span text:style-name="T15">Open -AI</text:span><text:span text:style-name="T16">, </text:span><text:span text:style-name="T15">Neural Link</text:span><text:span text:style-name="T16"> <text:s/>စသည့်ကုမ္ပဏီများကိုလည်း ပိုင်ဆိုင်သည်။ <text:s/>ထိုသူတို့၏ ပိုင်ဆိုင်မှုများသည် ကံကောင်း ထီပေါက်၍ ရလာကြသည့်မဟုတ် သူတို့၏ ရည်မှန်းချက်များကို တစ်စိုက်မတ်မတ် ကြိုးစား လုပ်ဆောင်ခြင်းကြောင့်သာ ရရှိလာခြင်းဖြစ်သည်။ ရည်မှန်းချက်ရှိ</text:span><text:span text:style-name="T18">ပြီး ကြိုးစားအားထုတ်မှုမရှိလျှင်လည်း သင်၏ ရည်မှန်းချက်များသည် အိမ်မက်သက်သက်သာဖြစ်နိုင်ပါသည်။ ထို့ကြောင့် ရည်မှန်းချက်လည်းရှိ ကြိုးစားအားထုတ်မှုလည်းရှိရန်လိုအပ်ပါသည်။</text:span></text:p>
      <text:p text:style-name="P5"><text:span text:style-name="T18"><text:tab/></text:span><text:span text:style-name="T13">ကျွန်တော်သည် ဆော့ဝဲ</text:span><text:span text:style-name="T19">လ်အင်ဂျင်နီယာ တစ်ယောက်အနေဖြင့်လည်း Oversea သို့သွားပြီး အလုပ်လုပ်ချင်ပါသည်။ ထို့ကြောင့် </text:span><text:span text:style-name="T15">YouTube</text:span><text:span text:style-name="T19"> တွင် </text:span><text:span text:style-name="T13">ဆော့ဝဲ</text:span><text:span text:style-name="T19">လ်အင်ဂျင်နီယာ တစ်ယောက်၏ Life Style များကို အမြဲကြည့်လေ့ရှိသည်။ တခြား ကွန်ပျူတာအင်ဂျင်နီယာ နှင့်သက်ဆိုင်သည်သင်ခန်းစာများကိုလည်း လေ့လာပါသည်။ လူတိုင်းအတွက် အသုံးဝင်မဲ့ Software များကို <text:s text:c="7"/>ထုတ်လု</text:span><text:span text:style-name="T20">တ်</text:span><text:span text:style-name="T21">ပြီး ဝင်ဆောင်မှု့ပေးချင်ပါသည်။ ထို့ကြောင့် ကျွန်တော်၏ ရည်မှန်းချက်ဖြစ်သော ကွန်ပျူတာ သိပ္ပံဘွဲ့ကို ယူပြီး အင်ဂျင်နီယာ တစ်ယောက်ဖြစ်အောင်ကြိုးစားရန် ကွန်ပျူတာ တက္ကသိုလ်ကို တက်ရန် ဆုံးဖြတ်ခဲ့ပါသည်။ </text:span><text:span text:style-name="T14">သို့သော် ကံမကောင်းစွာနဲ့ ကျွန</text:span><text:span text:style-name="T23">်</text:span><text:span text:style-name="T14">တော်တို့ တိုင်းရှိ ပုသိမ် ကွန်ပျူတာ တက္ကသိုလ်တက်ရန် အမှတ်မမှီခဲ့ပါဘူး၊ ကံကောင်းစွာနဲ့ပဲ မြန်မာနိုင်ငံအောက်ပိုင်း တနင်္သာရီ</text:span><text:span text:style-name="T15">တိုင်း</text:span><text:span text:style-name="T14">ရှိ ထားဝယ်ကွန်ပျူတာ တက္ကသိုလ် သို့ဝင်ခွင့်ရခဲ့ပါသည်။ </text:span><text:span text:style-name="T22">ထို ထားဝယ်ကွန်ပျူတာ တက္ကသိုလ်မှ ကျွန်တော်၏ ရည်မှန်းချက်များကို အကောင်ထည်ဖော်လာနိုင်မည်ဟု မျှော်လင့်မိပါသည်။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iberation Serif1" svg:font-family="'Liberation Serif'" style:font-pitch="variable"/>
    <style:font-face style:name="Lohit Devanagari" svg:font-family="'Lohit Devanagari'" style:font-pitch="variable"/>
    <style:font-face style:name="Pyidaungsu Book" svg:font-family="'Pyidaungsu Boo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5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3T08:11:49.947172210</meta:creation-date>
    <dc:date>2022-11-24T15:09:14.748926902</dc:date>
    <meta:editing-duration>PT2H16M50S</meta:editing-duration>
    <meta:editing-cycles>9</meta:editing-cycles>
    <meta:generator>LibreOffice/6.4.6.2$Linux_X86_64 LibreOffice_project/40$Build-2</meta:generator>
    <meta:document-statistic meta:table-count="0" meta:image-count="0" meta:object-count="0" meta:page-count="2" meta:paragraph-count="6" meta:word-count="288" meta:character-count="2696" meta:non-whitespace-character-count="2388"/>
  </office:meta>
</office:document-meta>
</file>